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TMLPreformatted" style:master-page-name="MP0" style:family="paragraph">
      <style:paragraph-properties fo:break-before="page"/>
    </style:style>
    <style:style style:name="P2" style:parent-style-name="Heading1" style:family="paragraph">
      <style:paragraph-properties style:writing-mode="lr-tb"/>
    </style:style>
    <style:style style:name="T3" style:parent-style-name="DefaultParagraphFont" style:family="text">
      <style:text-properties style:font-name-asian="Times New Roman"/>
    </style:style>
    <style:style style:name="P4" style:parent-style-name="Normal" style:family="paragraph">
      <style:paragraph-properties style:writing-mode="lr-tb"/>
    </style:style>
    <style:style style:name="T5" style:parent-style-name="DefaultParagraphFont" style:family="text">
      <style:text-properties style:font-name-asian="Times New Roman"/>
    </style:style>
    <style:style style:name="T6" style:parent-style-name="DefaultParagraphFont" style:family="text">
      <style:text-properties style:font-name-asian="Times New Roman"/>
    </style:style>
    <style:style style:name="T7" style:parent-style-name="DefaultParagraphFont" style:family="text">
      <style:text-properties style:font-name-asian="Times New Roman"/>
    </style:style>
  </office:automatic-styles>
  <office:body>
    <office:text text:use-soft-page-breaks="true">
      <text:p text:style-name="P1"><text:span text:style-name="HTMLCode"><text:s text:c="4"/>body { <text:s/></text:span></text:p>
      <text:p text:style-name="HTMLPreformatted"><text:span text:style-name="HTMLCode"><text:s text:c="8"/>font-family: 'Poppins', sans-serif; <text:s/></text:span></text:p>
      <text:p text:style-name="HTMLPreformatted"><text:span text:style-name="HTMLCode"><text:s text:c="8"/>background-color: var(--background-color); <text:s/></text:span></text:p>
      <text:p text:style-name="HTMLPreformatted"><text:span text:style-name="HTMLCode"><text:s text:c="8"/>margin: 0; <text:s/></text:span></text:p>
      <text:p text:style-name="HTMLPreformatted"><text:span text:style-name="HTMLCode"><text:s text:c="8"/>padding: 0; <text:s/></text:span></text:p>
      <text:p text:style-name="HTMLPreformatted"><text:span text:style-name="HTMLCode"><text:s text:c="8"/>color: var(--text-color);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header { <text:s/></text:span></text:p>
      <text:p text:style-name="HTMLPreformatted"><text:span text:style-name="HTMLCode"><text:s text:c="8"/>background: linear-gradient(to right, var(--primary-color), var(--secondary-color)); <text:s/></text:span></text:p>
      <text:p text:style-name="HTMLPreformatted"><text:span text:style-name="HTMLCode"><text:s text:c="8"/>color: white; <text:s/></text:span></text:p>
      <text:p text:style-name="HTMLPreformatted"><text:span text:style-name="HTMLCode"><text:s text:c="8"/>padding: 30px 20px; <text:s/></text:span></text:p>
      <text:p text:style-name="HTMLPreformatted"><text:span text:style-name="HTMLCode"><text:s text:c="8"/>text-align: center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header h1 { <text:s/></text:span></text:p>
      <text:p text:style-name="HTMLPreformatted"><text:span text:style-name="HTMLCode"><text:s text:c="8"/>margin: 0; <text:s/></text:span></text:p>
      <text:p text:style-name="HTMLPreformatted"><text:span text:style-name="HTMLCode"><text:s text:c="8"/>font-size: 2.8rem; <text:s/></text:span></text:p>
      <text:p text:style-name="HTMLPreformatted"><text:span text:style-name="HTMLCode"><text:s text:c="8"/>letter-spacing: 1px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header p { <text:s/></text:span></text:p>
      <text:p text:style-name="HTMLPreformatted"><text:span text:style-name="HTMLCode"><text:s text:c="8"/>margin: 10px 0 0; <text:s/></text:span></text:p>
      <text:p text:style-name="HTMLPreformatted"><text:span text:style-name="HTMLCode"><text:s text:c="8"/>font-size: 1.3rem; <text:s/></text:span></text:p>
      <text:p text:style-name="HTMLPreformatted"><text:span text:style-name="HTMLCode"><text:s text:c="8"/>opacity: 0.9;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.container { <text:s/></text:span></text:p>
      <text:p text:style-name="HTMLPreformatted"><text:span text:style-name="HTMLCode"><text:s text:c="8"/>max-width: 500px; <text:s/></text:span></text:p>
      <text:p text:style-name="HTMLPreformatted"><text:span text:style-name="HTMLCode"><text:s text:c="8"/>margin: 50px auto; <text:s/></text:span></text:p>
      <text:p text:style-name="HTMLPreformatted"><text:span text:style-name="HTMLCode"><text:s text:c="8"/>padding: 30px; <text:s/></text:span></text:p>
      <text:p text:style-name="HTMLPreformatted"><text:span text:style-name="HTMLCode"><text:s text:c="8"/>background-color: var(--form-bg); <text:s/></text:span></text:p>
      <text:p text:style-name="HTMLPreformatted"><text:span text:style-name="HTMLCode"><text:s text:c="8"/>border-radius: 15px; <text:s/></text:span></text:p>
      <text:p text:style-name="HTMLPreformatted"><text:span text:style-name="HTMLCode"><text:s text:c="8"/>box-shadow: 0 10px 25px rgba(0, 0, 0, 0.1); <text:s/></text:span></text:p>
      <text:p text:style-name="HTMLPreformatted"><text:span text:style-name="HTMLCode"><text:s text:c="8"/>animation: slideUp 1s ease;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@keyframes slideUp { <text:s/></text:span></text:p>
      <text:p text:style-name="HTMLPreformatted"><text:span text:style-name="HTMLCode"><text:s text:c="8"/>from { opacity: 0; transform: translateY(30px); } <text:s/></text:span></text:p>
      <text:p text:style-name="HTMLPreformatted"><text:span text:style-name="HTMLCode"><text:s text:c="8"/>to { opacity: 1; transform: translateY(0); }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.form-group { <text:s/></text:span></text:p>
      <text:p text:style-name="HTMLPreformatted"><text:span text:style-name="HTMLCode"><text:s text:c="8"/>margin-bottom: 20px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.form-group label { <text:s/></text:span></text:p>
      <text:p text:style-name="HTMLPreformatted"><text:span text:style-name="HTMLCode"><text:s text:c="8"/>display: block; <text:s/></text:span></text:p>
      <text:p text:style-name="HTMLPreformatted"><text:span text:style-name="HTMLCode"><text:s text:c="8"/>margin-bottom: 8px; <text:s/></text:span></text:p>
      <text:p text:style-name="HTMLPreformatted"><text:span text:style-name="HTMLCode"><text:s text:c="8"/>font-weight: 600; <text:s/></text:span></text:p>
      <text:p text:style-name="HTMLPreformatted"><text:span text:style-name="HTMLCode"><text:s text:c="8"/>font-size: 1rem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.form-group input, .form-group select { <text:s/></text:span></text:p>
      <text:p text:style-name="HTMLPreformatted"><text:span text:style-name="HTMLCode"><text:s text:c="8"/>width: 100%; <text:s/></text:span></text:p>
      <text:p text:style-name="HTMLPreformatted"><text:span text:style-name="HTMLCode"><text:s text:c="8"/>padding: 12px; <text:s/></text:span></text:p>
      <text:p text:style-name="HTMLPreformatted"><text:span text:style-name="HTMLCode"><text:s text:c="8"/>font-size: 1rem; <text:s/></text:span></text:p>
      <text:p text:style-name="HTMLPreformatted"><text:span text:style-name="HTMLCode"><text:s text:c="8"/>border: 1px solid #ccc; <text:s/></text:span></text:p>
      <text:p text:style-name="HTMLPreformatted"><text:span text:style-name="HTMLCode"><text:s text:c="8"/>border-radius: 8px; <text:s/></text:span></text:p>
      <text:p text:style-name="HTMLPreformatted"><text:span text:style-name="HTMLCode"><text:s text:c="8"/>box-sizing: border-box; <text:s/></text:span></text:p>
      <text:p text:style-name="HTMLPreformatted"><text:span text:style-name="HTMLCode"><text:s text:c="8"/>transition: all 0.3s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.form-group input:focus, .form-group select:focus { <text:s/></text:span></text:p>
      <text:p text:style-name="HTMLPreformatted"><text:span text:style-name="HTMLCode"><text:s text:c="8"/>border-color: var(--primary-color); <text:s/></text:span></text:p>
      <text:p text:style-name="HTMLPreformatted"><text:span text:style-name="HTMLCode"><text:s text:c="8"/>outline: none; <text:s/></text:span></text:p>
      <text:p text:style-name="HTMLPreformatted"><text:span text:style-name="HTMLCode"><text:s text:c="8"/>box-shadow: 0 0 5px rgba(76, 175, 80, 0.5)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.form-group input[type="submit"] { <text:s/></text:span></text:p>
      <text:p text:style-name="HTMLPreformatted"><text:span text:style-name="HTMLCode"><text:s text:c="8"/>background-color: var(--primary-color); <text:s/></text:span></text:p>
      <text:p text:style-name="HTMLPreformatted"><text:span text:style-name="HTMLCode"><text:s text:c="8"/>color: white; <text:s/></text:span></text:p>
      <text:p text:style-name="HTMLPreformatted"><text:span text:style-name="HTMLCode"><text:s text:c="8"/>border: none; <text:s/></text:span></text:p>
      <text:p text:style-name="HTMLPreformatted"><text:span text:style-name="HTMLCode"><text:s text:c="8"/>cursor: pointer; <text:s/></text:span></text:p>
      <text:p text:style-name="HTMLPreformatted"><text:span text:style-name="HTMLCode"><text:s text:c="8"/>font-weight: bold; <text:s/></text:span></text:p>
      <text:p text:style-name="HTMLPreformatted"><text:span text:style-name="HTMLCode"><text:s text:c="8"/>transition: background-color 0.3s, transform 0.2s; <text:s/></text:span></text:p>
      <text:p text:style-name="HTMLPreformatted"><text:span text:style-name="HTMLCode"><text:s text:c="4"/>} <text:s/></text:span></text:p>
      <text:p text:style-name="HTMLPreformatted"><text:span text:style-name="HTMLCode"><text:s text:c="4"/>.form-group input[type="submit"]:hover { <text:s/></text:span></text:p>
      <text:p text:style-name="HTMLPreformatted"><text:span text:style-name="HTMLCode"><text:s text:c="8"/>background-color: var(--secondary-color); <text:s/></text:span></text:p>
      <text:p text:style-name="HTMLPreformatted"><text:span text:style-name="HTMLCode"><text:s text:c="8"/>transform: scale(1.02);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.success-message { <text:s/></text:span></text:p>
      <text:p text:style-name="HTMLPreformatted"><text:span text:style-name="HTMLCode"><text:s text:c="8"/>text-align: center; <text:s/></text:span></text:p>
      <text:p text:style-name="HTMLPreformatted"><text:span text:style-name="HTMLCode"><text:s text:c="8"/>color: var(--success-color); <text:s/></text:span></text:p>
      <text:p text:style-name="HTMLPreformatted"><text:span text:style-name="HTMLCode"><text:s text:c="8"/>margin-top: 20px; <text:s/></text:span></text:p>
      <text:p text:style-name="HTMLPreformatted"><text:span text:style-name="HTMLCode"><text:s text:c="8"/>font-size: 1.2rem; <text:s/></text:span></text:p>
      <text:p text:style-name="HTMLPreformatted"><text:span text:style-name="HTMLCode"><text:s text:c="8"/>display: none; <text:s/></text:span></text:p>
      <text:p text:style-name="HTMLPreformatted"><text:span text:style-name="HTMLCode"><text:s text:c="8"/>font-weight: bold;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footer { <text:s/></text:span></text:p>
      <text:p text:style-name="HTMLPreformatted"><text:span text:style-name="HTMLCode"><text:s text:c="8"/>text-align: center; <text:s/></text:span></text:p>
      <text:p text:style-name="HTMLPreformatted"><text:span text:style-name="HTMLCode"><text:s text:c="8"/>padding: 20px; <text:s/></text:span></text:p>
      <text:p text:style-name="HTMLPreformatted"><text:span text:style-name="HTMLCode"><text:s text:c="8"/>background: linear-gradient(to right, var(--primary-color), var(--secondary-color)); <text:s/></text:span></text:p>
      <text:p text:style-name="HTMLPreformatted"><text:span text:style-name="HTMLCode"><text:s text:c="8"/>color: white; <text:s/></text:span></text:p>
      <text:p text:style-name="HTMLPreformatted"><text:span text:style-name="HTMLCode"><text:s text:c="8"/>margin-top: 60px; <text:s/></text:span></text:p>
      <text:p text:style-name="HTMLPreformatted"><text:span text:style-name="HTMLCode"><text:s text:c="4"/>} <text:s/></text:span></text:p>
      <text:p text:style-name="HTMLPreformatted"/>
      <text:p text:style-name="HTMLPreformatted"><text:span text:style-name="HTMLCode"><text:s text:c="4"/>@media (max-width: 600px) { <text:s/></text:span></text:p>
      <text:p text:style-name="HTMLPreformatted"><text:span text:style-name="HTMLCode"><text:s text:c="8"/>.container { <text:s/></text:span></text:p>
      <text:p text:style-name="HTMLPreformatted"><text:span text:style-name="HTMLCode"><text:s text:c="12"/>margin: 20px; <text:s/></text:span></text:p>
      <text:p text:style-name="HTMLPreformatted"><text:span text:style-name="HTMLCode"><text:s text:c="12"/>padding: 20px; <text:s/></text:span></text:p>
      <text:p text:style-name="HTMLPreformatted"><text:span text:style-name="HTMLCode"><text:s text:c="8"/>} <text:s/></text:span></text:p>
      <text:p text:style-name="HTMLPreformatted"><text:span text:style-name="HTMLCode"><text:s text:c="4"/>} <text:s/></text:span></text:p>
      <text:p text:style-name="HTMLPreformatted"><text:span text:style-name="HTMLCode">&lt;/style&gt; <text:s/></text:span></text:p>
      <text:p text:style-name="HTMLPreformatted"><text:span text:style-name="HTMLCode">&lt;link href="https://fonts.googleapis.com/css2?family=Poppins:wght@400;600&amp;display=swap" rel="stylesheet"&gt; <text:s/></text:span></text:p>
      <text:h text:style-name="P2" text:outline-level="1"><text:span text:style-name="T3">Techno Innovation Club</text:span></text:h>
      <text:p text:style-name="NormalWeb">Welcome to Techno Innovation Club</text:p>
      <text:p text:style-name="P4"><text:span text:style-name="T5">شكرا لتسجيلك في<text:s/></text:span><text:span text:style-name="T6">Techno Innovation Club!<text:s/></text:span><text:span text:style-name="T7">سنتواصل معك قريبا.<text:s/></text:span></text:p>
      <text:p text:style-name="HTMLPreformatted"><text:span text:style-name="HTMLCode">&lt;form action="https://formsubmit.co/yacinemirwim7@gmail.com" method="POST"&gt; <text:s/></text:span></text:p>
      <text:p text:style-name="HTMLPreformatted"><text:span text:style-name="HTMLCode"><text:s text:c="4"/>&lt;!-- Hidden fields to control the form submission --&gt; <text:s/></text:span></text:p>
      <text:p text:style-name="HTMLPreformatted"><text:span text:style-name="HTMLCode"><text:s text:c="4"/>&lt;input type="hidden" name="_captcha" value="false"&gt; <text:s/></text:span></text:p>
      <text:p text:style-name="HTMLPreformatted"><text:span text:style-name="HTMLCode"><text:s text:c="4"/>&lt;input type="hidden" name="_template" value="box"&gt; <text:s/></text:span></text:p>
      <text:p text:style-name="HTMLPreformatted"><text:span text:style-name="HTMLCode"><text:s text:c="4"/>&lt;input type="hidden" name="_autoresponse" value="</text:span><text:span text:style-name="HTMLCode">شكرا لتسجيلك في<text:s/></text:span><text:span text:style-name="HTMLCode">Techno Innovation Club!<text:s/></text:span><text:span text:style-name="HTMLCode">سنتواصل معك قريبا.</text:span><text:span text:style-name="HTMLCode">"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label for="first-name"&gt;</text:span><text:span text:style-name="HTMLCode">الاسم الأول</text:span><text:span text:style-name="HTMLCode">&lt;/label&gt; <text:s/></text:span></text:p>
      <text:p text:style-name="HTMLPreformatted"><text:span text:style-name="HTMLCode"><text:s text:c="8"/>&lt;input type="text" id="first-name" name="first-name" required&gt; <text:s/></text:span></text:p>
      <text:p text:style-name="HTMLPreformatted"><text:span text:style-name="HTMLCode"><text:s text:c="4"/>&lt;/div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label for="last-name"&gt;</text:span><text:span text:style-name="HTMLCode">الاسم الأخير</text:span><text:span text:style-name="HTMLCode">&lt;/label&gt; <text:s/></text:span></text:p>
      <text:p text:style-name="HTMLPreformatted"><text:span text:style-name="HTMLCode"><text:s text:c="8"/>&lt;input type="text" id="last-name" name="last-name" required&gt; <text:s/></text:span></text:p>
      <text:p text:style-name="HTMLPreformatted"><text:span text:style-name="HTMLCode"><text:s text:c="4"/>&lt;/div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label for="university-major"&gt;</text:span><text:span text:style-name="HTMLCode">التخصص الجامعي</text:span><text:span text:style-name="HTMLCode">&lt;/label&gt; <text:s/></text:span></text:p>
      <text:p text:style-name="HTMLPreformatted"><text:span text:style-name="HTMLCode"><text:s text:c="8"/>&lt;input type="text" id="university-major" name="university-major" required&gt; <text:s/></text:span></text:p>
      <text:p text:style-name="HTMLPreformatted"><text:span text:style-name="HTMLCode"><text:s text:c="4"/>&lt;/div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label for="phone-number"&gt;</text:span><text:span text:style-name="HTMLCode">رقم الهاتف</text:span><text:span text:style-name="HTMLCode">&lt;/label&gt; <text:s/></text:span></text:p>
      <text:p text:style-name="HTMLPreformatted"><text:span text:style-name="HTMLCode"><text:s text:c="8"/>&lt;input type="tel" id="phone-number" name="phone-number" required&gt; <text:s/></text:span></text:p>
      <text:p text:style-name="HTMLPreformatted"><text:span text:style-name="HTMLCode"><text:s text:c="4"/>&lt;/div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label for="email"&gt;</text:span><text:span text:style-name="HTMLCode">البريد الإلكتروني</text:span><text:span text:style-name="HTMLCode">&lt;/label&gt; <text:s/></text:span></text:p>
      <text:p text:style-name="HTMLPreformatted"><text:span text:style-name="HTMLCode"><text:s text:c="8"/>&lt;input type="email" id="email" name="email" required&gt; <text:s/></text:span></text:p>
      <text:p text:style-name="HTMLPreformatted"><text:span text:style-name="HTMLCode"><text:s text:c="4"/>&lt;/div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label for="skill"&gt;</text:span><text:span text:style-name="HTMLCode">المهارة</text:span><text:span text:style-name="HTMLCode">&lt;/label&gt; <text:s/></text:span></text:p>
      <text:p text:style-name="HTMLPreformatted"><text:span text:style-name="HTMLCode"><text:s text:c="8"/>&lt;select id="skill" name="skill" required&gt; <text:s/></text:span></text:p>
      <text:p text:style-name="HTMLPreformatted"><text:span text:style-name="HTMLCode"><text:s text:c="12"/>&lt;option value="programmer"&gt;</text:span><text:span text:style-name="HTMLCode">مبرمج</text:span><text:span text:style-name="HTMLCode">&lt;/option&gt; <text:s/></text:span></text:p>
      <text:p text:style-name="HTMLPreformatted"><text:span text:style-name="HTMLCode"><text:s text:c="12"/>&lt;option value="designer"&gt;</text:span><text:span text:style-name="HTMLCode">مصمم</text:span><text:span text:style-name="HTMLCode">&lt;/option&gt; <text:s/></text:span></text:p>
      <text:p text:style-name="HTMLPreformatted"><text:span text:style-name="HTMLCode"><text:s text:c="12"/>&lt;option value="engineer"&gt;</text:span><text:span text:style-name="HTMLCode">مهندس</text:span><text:span text:style-name="HTMLCode">&lt;/option&gt; <text:s/></text:span></text:p>
      <text:p text:style-name="HTMLPreformatted"><text:span text:style-name="HTMLCode"><text:s text:c="12"/>&lt;option value="other"&gt;</text:span><text:span text:style-name="HTMLCode">أخرى</text:span><text:span text:style-name="HTMLCode">&lt;/option&gt; <text:s/></text:span></text:p>
      <text:p text:style-name="HTMLPreformatted"><text:span text:style-name="HTMLCode"><text:s text:c="8"/>&lt;/select&gt; <text:s/></text:span></text:p>
      <text:p text:style-name="HTMLPreformatted"><text:span text:style-name="HTMLCode"><text:s text:c="4"/>&lt;/div&gt; <text:s/></text:span></text:p>
      <text:p text:style-name="HTMLPreformatted"/>
      <text:p text:style-name="HTMLPreformatted"><text:span text:style-name="HTMLCode"><text:s text:c="4"/>&lt;div class="form-group"&gt; <text:s/></text:span></text:p>
      <text:p text:style-name="HTMLPreformatted"><text:span text:style-name="HTMLCode"><text:s text:c="8"/>&lt;input type="submit" value="</text:span><text:span text:style-name="HTMLCode">تسجيل</text:span><text:span text:style-name="HTMLCode">"&gt; <text:s/></text:span></text:p>
      <text:p text:style-name="HTMLPreformatted"><text:span text:style-name="HTMLCode"><text:s text:c="4"/>&lt;/div&gt; <text:s/></text:span></text:p>
      <text:p text:style-name="HTMLPreformatted"><text:span text:style-name="HTMLCode">&lt;/form&gt; <text:s/></text:span></text:p>
      <text:p text:style-name="NormalWeb">© 2025 Techno Innovation Club. All rights reserve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TMLPreformatted" style:display-name="HTML Preformatted" style:family="paragraph" style:parent-style-name="Normal">
      <style:paragraph-properties style:writing-mode="lr-tb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style:letter-kerning="false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Yu Mincho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style:writing-mode="lr-tb" fo:margin-top="0.0694in" fo:margin-bottom="0.0694in" fo:line-height="100%"/>
      <style:text-properties style:font-name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rabiat Yacine</meta:initial-creator>
    <dc:creator>Terabiat Yacine</dc:creator>
    <meta:creation-date>2025-04-26T14:02:00Z</meta:creation-date>
    <dc:date>2025-04-26T14:02:00Z</dc:date>
    <meta:template xlink:href="Normal.dotm" xlink:type="simple"/>
    <meta:editing-cycles>3</meta:editing-cycles>
    <meta:editing-duration>PT60S</meta:editing-duration>
    <meta:document-statistic meta:page-count="1" meta:paragraph-count="9" meta:word-count="699" meta:character-count="4678" meta:row-count="33" meta:non-whitespace-character-count="3988"/>
  </office:meta>
</office:document-meta>
</file>